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ttps://economiaenegocios.com/definicao-de-preco-de-fechamento-ajustado/</text:p>
      <text:p text:style-name="Text_20_body"/>
      <text:p text:style-name="Text_20_body"><text:bookmark text:name="mntl-sc-block_1-0-1"/>O preço de fechamento ajustado corrige o preço de fechamento de uma ação para refletir o valor dessa ação após a contabilização de quaisquer ações corporativas. Geralmente é usado ao examinar retornos históricos ou fazer uma análise detalhada do desempenho anterior.</text:p>
      <text:section text:style-name="Sect1" text:name="mntl-sc-block_1-0-2">
        <text:p text:style-name="Text_20_body"/>
      </text:section>
      <text:section text:style-name="Sect1" text:name="mntl-sc-block_1-0-3">
        <text:p text:style-name="Text_20_body"/>
        <text:section text:style-name="Sect1" text:name="mntl-sc-block_1-0-4">
          <text:h text:style-name="Heading_20_3" text:outline-level="3"><text:bookmark text:name="mntl-sc-block-callout-heading_1-0"/><text:line-break/>Principais vantagens</text:h>
          <text:section text:style-name="Sect1" text:name="mntl-sc-block-callout-body_1-0">
            <text:list xml:id="list1031437163" text:style-name="L1">
              <text:list-item>
                <text:p text:style-name="P3">O preço de fechamento ajustado corrige o preço de fechamento de uma ação para refletir o valor dessa ação após a contabilização de quaisquer ações corporativas. </text:p>
              </text:list-item>
              <text:list-item>
                <text:p text:style-name="P3">O preço de fechamento é o preço bruto, que é apenas o valor à vista do último preço negociado antes do fechamento do mercado. </text:p>
              </text:list-item>
              <text:list-item>
                <text:p text:style-name="P3">Os fatores de preço de fechamento ajustados em ações corporativas, como desdobramentos de ações, dividendos e ofertas de direitos. </text:p>
              </text:list-item>
              <text:list-item>
                <text:p text:style-name="P1">O preço de fechamento ajustado pode obscurecer o impacto dos principais preços nominais e desdobramentos de ações sobre os preços no curto prazo. </text:p>
              </text:list-item>
            </text:list>
          </text:section>
        </text:section>
      </text:section>
      <text:h text:style-name="Heading_20_2" text:outline-level="2"><text:bookmark text:name="mntl-sc-block_1-0-5"/>Compreendendo o preço de fechamento ajustado </text:h>
      <text:p text:style-name="Text_20_body"><text:bookmark text:name="mntl-sc-block_1-0-6"/><text:line-break/>Os valores das ações são declarados em termos de preço de fechamento e preço de fechamento ajustado. O preço de fechamento é o preço bruto, que é apenas o valor à vista do último preço negociado antes do fechamento do mercado. Os fatores de preço de fechamento ajustados em qualquer coisa que possa afetar o preço das ações após o fechamento do mercado.</text:p>
      <text:section text:style-name="Sect1" text:name="mntl-sc-block_1-0-7">
        <text:p text:style-name="Text_20_body"/>
      </text:section>
      <text:p text:style-name="Text_20_body"><text:bookmark text:name="mntl-sc-block_1-0-8"/><text:line-break/>O preço de uma ação é normalmente afetado pela oferta e demanda dos participantes do mercado. No entanto, algumas ações corporativas, como desdobramentos de ações, dividendos e ofertas de direitos, afetam o preço de uma ação. Os ajustes permitem que os investidores obtenham um registro preciso do desempenho das ações. Os investidores devem compreender como as ações corporativas são contabilizadas no preço de fechamento ajustado de uma ação. É especialmente útil ao examinar os retornos históricos porque dá aos analistas uma representação precisa do valor patrimonial da empresa.</text:p>
      <text:section text:style-name="Sect1" text:name="mntl-sc-block_1-0-9">
        <text:p text:style-name="Text_20_body"/>
      </text:section>
      <text:h text:style-name="Heading_20_2" text:outline-level="2"><text:bookmark text:name="mntl-sc-block_1-0-10"/>Tipos de ajustes </text:h>
      <text:h text:style-name="Heading_20_3" text:outline-level="3"><text:bookmark text:name="mntl-sc-block_1-0-11"/>Ajustando Preços para Divisões de Ações </text:h>
      <text:p text:style-name="Text_20_body"><text:bookmark text:name="mntl-sc-block_1-0-12"/><text:line-break/>Um desdobramento de ações é uma ação corporativa que visa tornar as ações da empresa mais <text:soft-page-break/>acessíveis para o investidor médio. Um desdobramento de ações não altera a capitalização de mercado total de uma empresa, mas afeta o preço das ações da empresa.</text:p>
      <text:section text:style-name="Sect1" text:name="mntl-sc-block_1-0-13">
        <text:p text:style-name="Text_20_body"/>
      </text:section>
      <text:p text:style-name="Text_20_body"><text:bookmark text:name="mntl-sc-block_1-0-14"/><text:line-break/>Por exemplo, a diretoria de uma empresa pode decidir dividir as ações da empresa em 3 por 1. Portanto, as ações em circulação da empresa aumentam em um múltiplo de três, enquanto o preço das ações é dividido por três. Suponha que uma ação fechou a $ 300 um dia antes de seu desdobramento. Nesse caso, o preço de fechamento é ajustado para $ 100 ($ 300 dividido por 3) por ação para manter um padrão consistente de comparação. Da mesma forma, todos os outros preços de fechamento anteriores para aquela empresa seriam divididos por três para obter os preços de fechamento ajustados.</text:p>
      <text:section text:style-name="Sect1" text:name="mntl-sc-block_1-0-15">
        <text:p text:style-name="Text_20_body"/>
      </text:section>
      <text:h text:style-name="Heading_20_3" text:outline-level="3"><text:bookmark text:name="mntl-sc-block_1-0-16"/>Ajustando para Dividendos </text:h>
      <text:p text:style-name="Text_20_body"><text:bookmark text:name="mntl-sc-block_1-0-17"/><text:line-break/>As distribuições comuns que afetam o preço de uma ação incluem dividendos em dinheiro e dividendos em ações. A diferença entre dividendos em dinheiro e dividendos em ações é que os acionistas têm direito a um preço predeterminado por ação e ações adicionais, respectivamente.</text:p>
      <text:section text:style-name="Sect1" text:name="mntl-sc-block_1-0-18">
        <text:p text:style-name="Text_20_body"/>
      </text:section>
      <text:p text:style-name="Text_20_body"><text:bookmark text:name="mntl-sc-block_1-0-19"/><text:line-break/>Por exemplo, suponha que uma empresa declarou um dividendo em dinheiro de $ 1 e estava negociando a $ 51 por ação antes disso. Todas as outras coisas sendo iguais, o preço das ações cairia para $ 50 porque esse $ 1 por ação não faz mais parte dos ativos da empresa. No entanto, os dividendos ainda fazem parte do retorno do investidor. Ao subtrair os dividendos dos preços das ações anteriores, obtemos os preços de fechamento ajustados e uma melhor imagem dos retornos.</text:p>
      <text:section text:style-name="Sect1" text:name="mntl-sc-block_1-0-20">
        <text:p text:style-name="Text_20_body"/>
      </text:section>
      <text:h text:style-name="Heading_20_3" text:outline-level="3"><text:bookmark text:name="mntl-sc-block_1-0-21"/>Ajuste para ofertas de direitos </text:h>
      <text:p text:style-name="Text_20_body"><text:bookmark text:name="mntl-sc-block_1-0-22"/><text:line-break/>O preço de fechamento ajustado de uma ação também reflete as ofertas de direitos que podem ocorrer. Uma oferta de direitos é uma emissão de direitos concedidos aos acionistas existentes, que confere aos acionistas o direito de subscrever a emissão de direitos na proporção de suas ações. Isso reduzirá o valor das ações existentes porque os aumentos de oferta têm um efeito dilutivo sobre as ações existentes.</text:p>
      <text:section text:style-name="Sect1" text:name="mntl-sc-block_1-0-23">
        <text:p text:style-name="Text_20_body"/>
      </text:section>
      <text:p text:style-name="Text_20_body"><text:bookmark text:name="mntl-sc-block_1-0-24"/><text:line-break/>Por exemplo, suponha que uma empresa declare uma oferta de direitos, na qual os acionistas existentes têm direito a uma ação adicional para cada duas ações possuídas. Suponha que as ações estejam sendo negociadas a $ 50 e os acionistas existentes possam comprar ações adicionais a um preço de subscrição de $ 45. Após a oferta de direitos, o preço de fechamento ajustado é calculado com base no fator de ajuste e no preço de fechamento.</text:p>
      <text:section text:style-name="Sect1" text:name="mntl-sc-block_1-0-25">
        <text:p text:style-name="Text_20_body"><text:soft-page-break/></text:p>
      </text:section>
      <text:h text:style-name="Heading_20_2" text:outline-level="2"><text:bookmark text:name="mntl-sc-block_1-0-26"/>Benefícios do preço de fechamento ajustado </text:h>
      <text:p text:style-name="Text_20_body"><text:bookmark text:name="mntl-sc-block_1-0-27"/><text:line-break/>A principal vantagem dos preços de fechamento ajustados é que eles facilitam a avaliação do desempenho das ações. Em primeiro lugar, o preço de fechamento ajustado ajuda os investidores a entenderem quanto teriam ganhado investindo em um determinado ativo. Mais obviamente, um desdobramento de ações 2 por 1 não faz com que os investidores percam metade de seu dinheiro. Como as ações de sucesso costumam se dividir repetidamente, os gráficos de seu desempenho seriam difíceis de interpretar sem os preços de fechamento ajustados.</text:p>
      <text:section text:style-name="Sect1" text:name="mntl-sc-block_1-0-28">
        <text:p text:style-name="Text_20_body"/>
      </text:section>
      <text:p text:style-name="Text_20_body"><text:bookmark text:name="mntl-sc-block_1-0-29"/><text:line-break/>Em segundo lugar, o preço de fechamento ajustado permite que os investidores comparem o desempenho de dois ou mais ativos. Além das questões claras com desdobramentos de ações, deixar de contabilizar os dividendos tende a subestimar a lucratividade das ações de valor e de crescimento de dividendos. Usar o preço de fechamento ajustado também é essencial ao comparar os retornos de diferentes classes de ativos no longo prazo. Por exemplo, os preços dos títulos de alto rendimento tendem a cair no longo prazo. Isso não significa que esses títulos sejam necessariamente investimentos ruins. Seus rendimentos elevados compensam as perdas e muito mais, o que pode ser visto nos preços de fechamento ajustados dos fundos de títulos de alto rendimento.</text:p>
      <text:section text:style-name="Sect1" text:name="mntl-sc-block_1-0-30">
        <text:p text:style-name="Text_20_body"/>
      </text:section>
      <text:section text:style-name="Sect1" text:name="mntl-sc-block_1-0-31">
        <text:p text:style-name="Text_20_body"/>
        <text:section text:style-name="Sect1" text:name="mntl-sc-block_1-0-32">
          <text:p text:style-name="Text_20_body"><text:bookmark text:name="mntl-sc-block-callout-heading_1-0-1"/></text:p>
          <text:section text:style-name="Sect1" text:name="mntl-sc-block-callout-body_1-0-1">
            <text:p text:style-name="Text_20_body">O preço de fechamento ajustado fornece o registro mais preciso de retornos para investidores de longo prazo que procuram projetar alocações de ativos.</text:p>
            <text:p text:style-name="P2"><text:a xlink:type="simple" xlink:href="https://economiaenegocios.com/as-10-melhores-ideias-de-trabalho-autonomo-e-oportunidades-para-comecar/" office:target-frame-name="_blank" xlink:show="new" text:style-name="Internet_20_link" text:visited-style-name="Visited_20_Internet_20_Link">Ler  As 10 melhores ideias de trabalho autônomo e oportunidades para começar</text:a></text:p>
          </text:section>
        </text:section>
      </text:section>
      <text:h text:style-name="Heading_20_2" text:outline-level="2"><text:bookmark text:name="mntl-sc-block_1-0-33"/>Críticas ao preço de fechamento ajustado </text:h>
      <text:p text:style-name="Text_20_body"><text:bookmark text:name="mntl-sc-block_1-0-34"/><text:line-break/>O preço nominal de fechamento de uma ação ou outro ativo pode transmitir informações úteis. Essas informações são destruídas ao converter esse preço em um preço de fechamento ajustado. Na prática real, muitos especuladores colocam ordens de compra e venda a certos preços, como $ 100. Como resultado, uma espécie de cabo de guerra pode ocorrer entre touros e ursos a esses preços-chave. Se os touros vencerem, pode ocorrer um rompimento e fazer o preço do ativo disparar. Da mesma forma, uma vitória para os ursos pode levar a um colapso e mais perdas. O preço ajustado de fechamento das ações obscurece esses eventos.</text:p>
      <text:section text:style-name="Sect1" text:name="mntl-sc-block_1-0-35">
        <text:p text:style-name="Text_20_body"/>
      </text:section>
      <text:p text:style-name="Text_20_body"><text:bookmark text:name="mntl-sc-block_1-0-36"/><text:line-break/>Ao observar o preço de fechamento real no momento, os investidores podem ter uma ideia melhor do que estava acontecendo e entender as contas contemporâneas. Se os investidores olharem para os registros históricos, eles encontrarão muitos exemplos de tremendo interesse público em níveis <text:soft-page-break/>nominais. Talvez o mais famoso seja o papel que a Dow 1.000 desempenhou no mercado baixista secular de 1966 a 1982. Durante esse período, o Dow Jones Industrial Average (DJIA) atingiu repetidamente 1.000, apenas para cair pouco depois disso. O rompimento finalmente ocorreu em 1982, e o Dow nunca mais caiu abaixo de 1.000. ﻿﻿ Esse fenômeno é de alguma forma encoberto pela adição de dividendos para obter os preços de fechamento ajustados.</text:p>
      <text:section text:style-name="Sect1" text:name="mntl-sc-block_1-0-37">
        <text:p text:style-name="Text_20_body"/>
      </text:section>
      <text:p text:style-name="Text_20_body"><text:bookmark text:name="mntl-sc-block_1-0-38"/><text:line-break/>Em geral, os preços de fechamento ajustados são menos úteis para ações mais especulativas. Jesse Livermore forneceu um excelente relato do impacto dos principais preços nominais, como US $ 100 e US $ 300, no cobre Anaconda no início do século XX. No início do século 21, padrões semelhantes ocorreram com Netflix (NFLX) e Tesla (TSLA). William J. O’Neil deu exemplos em que os desdobramentos de ações, longe de serem irrelevantes, marcaram o início de quedas reais no preço das ações. ﻿﻿ Embora indiscutivelmente irracional, o impacto dos preços nominais sobre as ações poderia ser um exemplo de uma profecia autorrealizável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21:32:11.217080424</meta:creation-date>
    <dc:date>2022-01-10T21:33:01.123977044</dc:date>
    <meta:editing-duration>PT50S</meta:editing-duration>
    <meta:editing-cycles>1</meta:editing-cycles>
    <meta:document-statistic meta:table-count="0" meta:image-count="0" meta:object-count="0" meta:page-count="4" meta:paragraph-count="29" meta:word-count="1304" meta:character-count="8017" meta:non-whitespace-character-count="6722"/>
    <meta:generator>LibreOffice/6.4.7.2$Linux_X86_64 LibreOffice_project/40$Build-2</meta:generator>
  </office:meta>
</office:document-meta>
</file>